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b506" officeooo:paragraph-rsid="001cb506"/>
    </style:style>
    <style:style style:name="P2" style:family="paragraph" style:parent-style-name="Standard">
      <style:text-properties officeooo:rsid="001e29e4" officeooo:paragraph-rsid="001e29e4"/>
    </style:style>
    <style:style style:name="P3" style:family="paragraph" style:parent-style-name="Standard">
      <style:text-properties officeooo:rsid="001fa339" officeooo:paragraph-rsid="001fa339"/>
    </style:style>
    <style:style style:name="P4" style:family="paragraph" style:parent-style-name="Text_20_body">
      <style:text-properties officeooo:rsid="001cb506" officeooo:paragraph-rsid="001cb506"/>
    </style:style>
    <style:style style:name="P5" style:family="paragraph" style:parent-style-name="Table_20_Contents">
      <style:text-properties officeooo:rsid="001cb506" officeooo:paragraph-rsid="001cb506"/>
    </style:style>
    <style:style style:name="P6" style:family="paragraph" style:parent-style-name="Table_20_Contents">
      <style:text-properties officeooo:rsid="001cfb2b" officeooo:paragraph-rsid="001cfb2b"/>
    </style:style>
    <style:style style:name="P7" style:family="paragraph" style:parent-style-name="Table_20_Contents">
      <style:text-properties officeooo:rsid="001e29e4" officeooo:paragraph-rsid="001e29e4"/>
    </style:style>
    <style:style style:name="P8" style:family="paragraph" style:parent-style-name="Table_20_Contents">
      <style:text-properties officeooo:rsid="001e29e4" officeooo:paragraph-rsid="001e2ebb"/>
    </style:style>
    <style:style style:name="P9" style:family="paragraph" style:parent-style-name="Table_20_Contents">
      <style:text-properties officeooo:paragraph-rsid="001e29e4"/>
    </style:style>
    <style:style style:name="P10" style:family="paragraph" style:parent-style-name="Table_20_Contents">
      <style:text-properties officeooo:rsid="001e2ebb" officeooo:paragraph-rsid="001e2ebb"/>
    </style:style>
    <style:style style:name="P11" style:family="paragraph" style:parent-style-name="Table_20_Contents">
      <style:text-properties officeooo:paragraph-rsid="001e2ebb"/>
    </style:style>
    <style:style style:name="P12" style:family="paragraph" style:parent-style-name="Table_20_Contents">
      <style:text-properties officeooo:rsid="001fa339" officeooo:paragraph-rsid="001fa339"/>
    </style:style>
    <style:style style:name="P13" style:family="paragraph" style:parent-style-name="Table_20_Contents">
      <style:text-properties officeooo:paragraph-rsid="001fa339"/>
    </style:style>
    <style:style style:name="T1" style:family="text">
      <style:text-properties officeooo:rsid="001cf682"/>
    </style:style>
    <style:style style:name="T2" style:family="text">
      <style:text-properties officeooo:rsid="001e29e4"/>
    </style:style>
    <style:style style:name="T3" style:family="text">
      <style:text-properties officeooo:rsid="001e2ebb"/>
    </style:style>
    <style:style style:name="T4" style:family="text">
      <style:text-properties officeooo:rsid="001fa3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4">API RRHH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GET /employee</text:p>
          </table:table-cell>
          <table:table-cell table:style-name="Table1.B1" office:value-type="string">
            <text:p text:style-name="P5">Retorna todos los empleados</text:p>
          </table:table-cell>
        </table:table-row>
        <table:table-row>
          <table:table-cell table:style-name="Table1.A2" office:value-type="string">
            <text:p text:style-name="P5">GET /employee/<text:span text:style-name="T1">{</text:span>email<text:span text:style-name="T1">}</text:span></text:p>
          </table:table-cell>
          <table:table-cell table:style-name="Table1.B2" office:value-type="string">
            <text:p text:style-name="P5">Retorna el empleado con {email}, caso contrario retorna un 404/<text:span text:style-name="T2">500</text:span> con mensaje de error</text:p>
          </table:table-cell>
        </table:table-row>
        <table:table-row>
          <table:table-cell table:style-name="Table1.A2" office:value-type="string">
            <text:p text:style-name="P5">PUT /employee/<text:span text:style-name="T1">{id}</text:span></text:p>
          </table:table-cell>
          <table:table-cell table:style-name="Table1.B2" office:value-type="string">
            <text:p text:style-name="P6">Actualiza al empleado con {id}, caso contrario retorna un 404/<text:span text:style-name="T2">500</text:span> con mensaje de error</text:p>
          </table:table-cell>
        </table:table-row>
        <table:table-row>
          <table:table-cell table:style-name="Table1.A2" office:value-type="string">
            <text:p text:style-name="P6">POST /employee</text:p>
          </table:table-cell>
          <table:table-cell table:style-name="Table1.B2" office:value-type="string">
            <text:p text:style-name="P7">Agrega un usuario, <text:span text:style-name="T3">con cuerpo:</text:span></text:p>
            <text:p text:style-name="P9"><text:span text:style-name="T2">- </text:span>firstname: <text:span text:style-name="T3">String</text:span></text:p>
            <text:p text:style-name="P9">- surname: <text:span text:style-name="T3">String</text:span></text:p>
            <text:p text:style-name="P9">- email: <text:span text:style-name="T3">String</text:span></text:p>
            <text:p text:style-name="P9">- <text:span text:style-name="T3">password: String</text:span></text:p>
            <text:p text:style-name="P9">- <text:span text:style-name="T3">employee type: Employee Type</text:span></text:p>
            <text:p text:style-name="P8"><text:span text:style-name="T3">caso contrario retorna un 500 con mensaje de error</text:span></text:p>
          </table:table-cell>
        </table:table-row>
        <table:table-row>
          <table:table-cell table:style-name="Table1.A2" office:value-type="string">
            <text:p text:style-name="P7">DELETE /employee/{id}</text:p>
          </table:table-cell>
          <table:table-cell table:style-name="Table1.B2" office:value-type="string">
            <text:p text:style-name="P7">Elimina al empleado con {id}, caso contrario retorna un 404/500 con mensaje de error</text:p>
          </table:table-cell>
        </table:table-row>
      </table:table>
      <text:p text:style-name="P1"/>
      <text:p text:style-name="P2">API EmployeeType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7">GET /employeetype</text:p>
          </table:table-cell>
          <table:table-cell table:style-name="Table2.B1" office:value-type="string">
            <text:p text:style-name="P7">Retorna todos los tipos de empleados.</text:p>
          </table:table-cell>
        </table:table-row>
        <table:table-row>
          <table:table-cell table:style-name="Table2.A2" office:value-type="string">
            <text:p text:style-name="P9"><text:span text:style-name="T2">GET </text:span>/employeetype/<text:span text:style-name="T2">{</text:span>initials<text:span text:style-name="T2">}</text:span></text:p>
          </table:table-cell>
          <table:table-cell table:style-name="Table2.B2" office:value-type="string">
            <text:p text:style-name="P7">Retorna el tipo de empleado que comience con {initials}, <text:span text:style-name="T4">caso contrario retorna un 404 con mensaje de error</text:span></text:p>
          </table:table-cell>
        </table:table-row>
        <table:table-row>
          <table:table-cell table:style-name="Table2.A2" office:value-type="string">
            <text:p text:style-name="P11"><text:span text:style-name="T3">PUT </text:span>/employeetype/<text:span text:style-name="T3">{</text:span>id<text:span text:style-name="T3">}</text:span></text:p>
          </table:table-cell>
          <table:table-cell table:style-name="Table2.B2" office:value-type="string">
            <text:p text:style-name="P10">Actualiza el tipo de empleado con {id}, caso contrario retorna un 404/500 con mensaje de error</text:p>
          </table:table-cell>
        </table:table-row>
        <table:table-row>
          <table:table-cell table:style-name="Table2.A2" office:value-type="string">
            <text:p text:style-name="P11"><text:span text:style-name="T3">POST /</text:span>employeetype</text:p>
          </table:table-cell>
          <table:table-cell table:style-name="Table2.B2" office:value-type="string">
            <text:p text:style-name="P10">Agrega un tipo de empleado, con cuerpo:</text:p>
            <text:p text:style-name="P11"><text:span text:style-name="T3">- </text:span>initials: <text:span text:style-name="T3">String,</text:span></text:p>
            <text:p text:style-name="P11">- <text:span text:style-name="T3">description: String</text:span></text:p>
            <text:p text:style-name="P10">caso contrario retorna un 500 con mensaje de error</text:p>
          </table:table-cell>
        </table:table-row>
        <table:table-row>
          <table:table-cell table:style-name="Table2.A2" office:value-type="string">
            <text:p text:style-name="P10">DELETE /employeetype/{id}</text:p>
          </table:table-cell>
          <table:table-cell table:style-name="Table2.B2" office:value-type="string">
            <text:p text:style-name="P10">Elimina el tipo de empleado con {id}, caso contrario retorna un 404/500 con mensaje de error</text:p>
          </table:table-cell>
        </table:table-row>
      </table:table>
      <text:p text:style-name="P2"/>
      <text:p text:style-name="P3">API Stock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3"><text:span text:style-name="T4">GET </text:span>/product</text:p>
          </table:table-cell>
          <table:table-cell table:style-name="Table3.B1" office:value-type="string">
            <text:p text:style-name="P12">Retorna todos los productos</text:p>
          </table:table-cell>
        </table:table-row>
        <table:table-row>
          <table:table-cell table:style-name="Table3.A2" office:value-type="string">
            <text:p text:style-name="P13"><text:span text:style-name="T4">GET </text:span>/product/<text:span text:style-name="T4">{</text:span>name<text:span text:style-name="T4">}</text:span></text:p>
          </table:table-cell>
          <table:table-cell table:style-name="Table3.B2" office:value-type="string">
            <text:p text:style-name="P12">Retorna el producto con {name}, caso contrario retorna un 404 con mensaje de error</text:p>
          </table:table-cell>
        </table:table-row>
        <table:table-row>
          <table:table-cell table:style-name="Table3.A2" office:value-type="string">
            <text:p text:style-name="P13"><text:span text:style-name="T4">PUT </text:span>/product/<text:span text:style-name="T4">{id}</text:span></text:p>
          </table:table-cell>
          <table:table-cell table:style-name="Table3.B2" office:value-type="string">
            <text:p text:style-name="P12">Actualiza el producto con {id}, caso contrario retorna un 404/500 con mensaje de error</text:p>
          </table:table-cell>
        </table:table-row>
        <table:table-row>
          <table:table-cell table:style-name="Table3.A2" office:value-type="string">
            <text:p text:style-name="P12">POST /product</text:p>
          </table:table-cell>
          <table:table-cell table:style-name="Table3.B2" office:value-type="string">
            <text:p text:style-name="P12">Agrega un producto, con cuerpo:</text:p>
            <text:p text:style-name="P12">- name: String</text:p>
            <text:p text:style-name="P12">- costPrice: Double</text:p>
            <text:p text:style-name="P12"><text:soft-page-break/>- salePrice: Double</text:p>
            <text:p text:style-name="P12">- productType: Product Type</text:p>
            <text:p text:style-name="P12">caso contrario retorna un 500 con mensaje de error</text:p>
          </table:table-cell>
        </table:table-row>
        <table:table-row>
          <table:table-cell table:style-name="Table3.A2" office:value-type="string">
            <text:p text:style-name="P12">DELETE /product/{id}</text:p>
          </table:table-cell>
          <table:table-cell table:style-name="Table3.B2" office:value-type="string">
            <text:p text:style-name="P12">Elimina el producto con {id}, caso contrario retorna un 404/500 con mensaje de error</text:p>
          </table:table-cell>
        </table:table-row>
      </table:table>
      <text:p text:style-name="P3"/>
      <text:p text:style-name="P3">API Product Type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3"><text:span text:style-name="T4">GET </text:span>/producttype</text:p>
          </table:table-cell>
          <table:table-cell table:style-name="Table4.B1" office:value-type="string">
            <text:p text:style-name="P12">Retorna los tipos de producto</text:p>
          </table:table-cell>
        </table:table-row>
        <table:table-row>
          <table:table-cell table:style-name="Table4.A2" office:value-type="string">
            <text:p text:style-name="P13"><text:span text:style-name="T4">GET </text:span>/producttype/<text:span text:style-name="T4">{</text:span>initials<text:span text:style-name="T4">}</text:span></text:p>
          </table:table-cell>
          <table:table-cell table:style-name="Table4.B2" office:value-type="string">
            <text:p text:style-name="P12">Retorna el tipo de producto con {initials}, caso contrario retorna un 404 con mensaje de error</text:p>
          </table:table-cell>
        </table:table-row>
        <table:table-row>
          <table:table-cell table:style-name="Table4.A2" office:value-type="string">
            <text:p text:style-name="P13"><text:span text:style-name="T4">PUT </text:span>/producttype/<text:span text:style-name="T4">{id}</text:span></text:p>
          </table:table-cell>
          <table:table-cell table:style-name="Table4.B2" office:value-type="string">
            <text:p text:style-name="P12">Actualiza el tipo de producto con {id}, caso contrario retorna un 404/500 con mensaje de error</text:p>
          </table:table-cell>
        </table:table-row>
        <table:table-row>
          <table:table-cell table:style-name="Table4.A2" office:value-type="string">
            <text:p text:style-name="P12">POST /producttype</text:p>
          </table:table-cell>
          <table:table-cell table:style-name="Table4.B2" office:value-type="string">
            <text:p text:style-name="P12">Agrega un tipo de producto, con cuerpo:</text:p>
            <text:p text:style-name="P12">- initials: String</text:p>
            <text:p text:style-name="P12">- description: String</text:p>
            <text:p text:style-name="P12">caso contrario retorna un 500 con mensaje de error</text:p>
          </table:table-cell>
        </table:table-row>
        <table:table-row>
          <table:table-cell table:style-name="Table4.A2" office:value-type="string">
            <text:p text:style-name="P12">DELETE /producttype/{id}</text:p>
          </table:table-cell>
          <table:table-cell table:style-name="Table4.B2" office:value-type="string">
            <text:p text:style-name="P12">Elimina el tipo de producto con {id}, caso contrario retorna un 404/500 con mensaje de erro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4:35:21.642148819</meta:creation-date>
    <dc:date>2018-10-01T15:48:55.955944445</dc:date>
    <meta:editing-duration>PT52S</meta:editing-duration>
    <meta:editing-cycles>2</meta:editing-cycles>
    <meta:generator>LibreOffice/5.1.6.2$Linux_X86_64 LibreOffice_project/10m0$Build-2</meta:generator>
    <meta:document-statistic meta:table-count="4" meta:image-count="0" meta:object-count="0" meta:page-count="2" meta:paragraph-count="61" meta:word-count="352" meta:character-count="2230" meta:non-whitespace-character-count="1939"/>
  </office:meta>
</office:document-meta>
</file>